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71ed" officeooo:paragraph-rsid="000b71ed"/>
    </style:style>
    <style:style style:name="P2" style:family="paragraph" style:parent-style-name="Standard" style:list-style-name="L1">
      <style:text-properties officeooo:rsid="000b71ed" officeooo:paragraph-rsid="000b71ed"/>
    </style:style>
    <style:style style:name="P3" style:family="paragraph" style:parent-style-name="Standard" style:list-style-name="L1">
      <style:text-properties officeooo:rsid="000b71ed" officeooo:paragraph-rsid="000b8502"/>
    </style:style>
    <style:style style:name="P4" style:family="paragraph" style:parent-style-name="Standard" style:list-style-name="L2">
      <style:text-properties officeooo:rsid="000b71ed" officeooo:paragraph-rsid="000b71ed"/>
    </style:style>
    <style:style style:name="P5" style:family="paragraph" style:parent-style-name="Standard">
      <style:text-properties fo:font-weight="bold" officeooo:rsid="000b71ed" officeooo:paragraph-rsid="000b71ed" style:font-weight-asian="bold" style:font-weight-complex="bold"/>
    </style:style>
    <style:style style:name="P6" style:family="paragraph" style:parent-style-name="Standard" style:list-style-name="L1">
      <style:text-properties officeooo:rsid="000b8502" officeooo:paragraph-rsid="000b8502"/>
    </style:style>
    <style:style style:name="P7" style:family="paragraph" style:parent-style-name="Standard" style:list-style-name="L1">
      <style:text-properties officeooo:rsid="000c57df" officeooo:paragraph-rsid="000c57df"/>
    </style:style>
    <style:style style:name="P8" style:family="paragraph" style:parent-style-name="Standard">
      <style:text-properties officeooo:rsid="000c57df" officeooo:paragraph-rsid="000c57df"/>
    </style:style>
    <style:style style:name="P9" style:family="paragraph" style:parent-style-name="Standard" style:list-style-name="L3">
      <style:text-properties officeooo:rsid="000c57df" officeooo:paragraph-rsid="000c57df"/>
    </style:style>
    <style:style style:name="P10" style:family="paragraph" style:parent-style-name="Standard">
      <style:text-properties fo:color="#00508f" fo:font-size="16pt" fo:font-weight="bold" officeooo:rsid="000d8180" officeooo:paragraph-rsid="000d8180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8502"/>
    </style:style>
    <style:style style:name="T3" style:family="text">
      <style:text-properties officeooo:rsid="000c57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jercicio de diseño de BBDD: Dietas clínicas</text:p>
      <text:p text:style-name="P10"/>
      <text:p text:style-name="P1">Nos piden diseñar las tablas de una BBDD, para almacenar la información relativa a una clínica de salud, para su nuevo módulo de <text:span text:style-name="T1">Dietas</text:span>. Contamos con una tabla existente: Pacientes.</text:p>
      <text:p text:style-name="P1"/>
      <text:p text:style-name="P5"><text:span text:style-name="T2">dbo.</text:span>Pacientes</text:p>
      <text:list xml:id="list1961559907" text:style-name="L2">
        <text:list-item>
          <text:p text:style-name="P4">idPaciente BIGINT <text:s/>PK</text:p>
        </text:list-item>
        <text:list-item>
          <text:p text:style-name="P4">Nombre VARCHAR(50)</text:p>
        </text:list-item>
        <text:list-item>
          <text:p text:style-name="P4">Apellido1 VARCHAR(50)</text:p>
        </text:list-item>
        <text:list-item>
          <text:p text:style-name="P4">Apellido2 VARCHAR(50)</text:p>
        </text:list-item>
        <text:list-item>
          <text:p text:style-name="P4">NIFNIE VARCHAR(9)</text:p>
        </text:list-item>
        <text:list-item>
          <text:p text:style-name="P4">FechaNacimiento DATE</text:p>
        </text:list-item>
      </text:list>
      <text:p text:style-name="P1"/>
      <text:p text:style-name="P1">Tenemos que crear tablas para reflejar:</text:p>
      <text:list xml:id="list3342765831" text:style-name="L1">
        <text:list-item>
          <text:p text:style-name="P2"><text:span text:style-name="T2">dbo.</text:span>Comidas (nombre, descripci<text:span text:style-name="T2">o</text:span>n)</text:p>
          <text:list>
            <text:list-item>
              <text:p text:style-name="P6">Ejemplos:</text:p>
              <text:list>
                <text:list-item>
                  <text:p text:style-name="P6">Cazuela de marisco, Cazuela con almejas, vino blanco, aceite,…</text:p>
                </text:list-item>
                <text:list-item>
                  <text:p text:style-name="P6">Atún encebollado, Atún con ajo, cebolla, pimienta negra, almendras, ...</text:p>
                </text:list-item>
              </text:list>
            </text:list-item>
          </text:list>
        </text:list-item>
        <text:list-item>
          <text:p text:style-name="P3"><text:span text:style-name="T2">dbo.</text:span>Alerg<text:span text:style-name="T2">enos</text:span> (nombre, descripci<text:span text:style-name="T2">o</text:span>n, <text:span text:style-name="T2">tipo</text:span>)</text:p>
          <text:list>
            <text:list-item>
              <text:p text:style-name="P6">Ejemplos:</text:p>
              <text:list>
                <text:list-item>
                  <text:p text:style-name="P6">Nuez, Alergia a la nuez, Frutos Secos</text:p>
                </text:list-item>
                <text:list-item>
                  <text:p text:style-name="P6">Almendra, Alergia a la almendra y similares, Frutos Secos</text:p>
                </text:list-item>
                <text:list-item>
                  <text:p text:style-name="P6">Mejillón, Alergia a los mejillones y otros alimentos similares con concha, Moluscos</text:p>
                </text:list-item>
              </text:list>
            </text:list-item>
          </text:list>
        </text:list-item>
        <text:list-item>
          <text:p text:style-name="P6">dbo.TiposAlergenos (nombre)</text:p>
          <text:list>
            <text:list-item>
              <text:p text:style-name="P6">Ejemplos:</text:p>
              <text:list>
                <text:list-item>
                  <text:p text:style-name="P6">Frutos Secos</text:p>
                </text:list-item>
                <text:list-item>
                  <text:p text:style-name="P6">Moluscos</text:p>
                </text:list-item>
                <text:list-item>
                  <text:p text:style-name="P6">Mostaza</text:p>
                </text:list-item>
                <text:list-item>
                  <text:p text:style-name="P6">Pescado</text:p>
                </text:list-item>
              </text:list>
            </text:list-item>
          </text:list>
        </text:list-item>
        <text:list-item>
          <text:p text:style-name="P6">dbo.AlergenosComida (relaciona Comidas y Al<text:span text:style-name="T3">é</text:span>rgenos)</text:p>
          <text:list>
            <text:list-item>
              <text:p text:style-name="P6">Ejemplos:</text:p>
              <text:list>
                <text:list-item>
                  <text:p text:style-name="P6">Atún encebollado, Pescado</text:p>
                </text:list-item>
                <text:list-item>
                  <text:p text:style-name="P6">Atún encebollado, Frutos secos</text:p>
                </text:list-item>
                <text:list-item>
                  <text:p text:style-name="P6">Cazuela de marisco, Moluscos</text:p>
                </text:list-item>
              </text:list>
            </text:list-item>
          </text:list>
        </text:list-item>
        <text:list-item>
          <text:p text:style-name="P6">dbo.Alergias<text:span text:style-name="T3">Pacientes</text:span> (<text:span text:style-name="T3">Relaciona Pacientes y Tipos de Alérgenos</text:span>)</text:p>
          <text:list>
            <text:list-item>
              <text:p text:style-name="P7">Ejemplos:</text:p>
              <text:list>
                <text:list-item>
                  <text:p text:style-name="P7">Paciente1, Pescado</text:p>
                </text:list-item>
                <text:list-item>
                  <text:p text:style-name="P7">Paciente2, Frutos secos</text:p>
                </text:list-item>
              </text:list>
            </text:list-item>
          </text:list>
        </text:list-item>
      </text:list>
      <text:p text:style-name="P8"/>
      <text:p text:style-name="P8">Objetivos:</text:p>
      <text:list xml:id="list730003637" text:style-name="L3">
        <text:list-item>
          <text:p text:style-name="P9">Define las tablas y las todas columnas necesarias.</text:p>
        </text:list-item>
        <text:list-item>
          <text:p text:style-name="P9">Rellena datos de ejemplo en todas ellas.</text:p>
        </text:list-item>
        <text:list-item>
          <text:p text:style-name="P9">Crea una consulta para mostrar las comidas compatibles con los paciente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20:30.013000000</meta:creation-date>
    <dc:date>2018-03-05T11:49:43.354000000</dc:date>
    <meta:editing-duration>PT4M42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38" meta:word-count="211" meta:character-count="1333" meta:non-whitespace-character-count="1192"/>
  </office:meta>
</office:document-meta>
</file>